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==========================================</text:span></text:p>
      <text:p text:style-name="P1"><text:span text:style-name="T1"><text:tab/><text:tab/> <text:s text:c="5"/>3. DRL (Data Retrieval Language) Queries </text:span></text:p>
      <text:p text:style-name="P1"><text:span text:style-name="T1"><text:tab/><text:tab/>==========================================</text:span></text:p>
      <text:p text:style-name="P1"><text:span text:style-name="T1">=&gt;The purpose DRL (Data Retrieval Language) Queries is that " To read or select the records </text:span></text:p>
      <text:p text:style-name="P1"><text:span text:style-name="T1"><text:s text:c="4"/>from table".</text:span></text:p>
      <text:p text:style-name="P1"><text:span text:style-name="T1">=&gt; "select" comes under DRL (Data Retrieval Language) Query.</text:span></text:p>
      <text:p text:style-name="P1"><text:span text:style-name="T1">=&gt;In otherwords, select query is used for Reading or Viewing the records from table.</text:span></text:p>
      <text:p text:style-name="P2"/>
      <text:p text:style-name="P1"><text:span text:style-name="T1">=&gt;Syntax-1:</text:span></text:p>
      <text:p text:style-name="P1"><text:span text:style-name="T1">----------------------</text:span></text:p>
      <text:p text:style-name="P1"><text:span text:style-name="T1"><text:tab/><text:tab/><text:tab/>SQL&gt;select * from table name</text:span></text:p>
      <text:p text:style-name="P2"/>
      <text:p text:style-name="P1"><text:span text:style-name="T1">=&gt;Syntax-2:</text:span></text:p>
      <text:p text:style-name="P1"><text:span text:style-name="T1">----------------------</text:span></text:p>
      <text:p text:style-name="P1"><text:span text:style-name="T1"><text:tab/><text:tab/><text:tab/>SQL&gt;select * from table name where cond list</text:span></text:p>
      <text:p text:style-name="P1"><text:span text:style-name="T1">--------------------------------------------------------------------------------------------------------------------------</text:span></text:p>
      <text:p text:style-name="P1"><text:span text:style-name="T1">=&gt;After Executing DRL statements, the result of DRL statements is present in cursor object. To extract the from cursor object, have 3 Functions in cursor object. They are</text:span></text:p>
      <text:p text:style-name="P1"><text:span text:style-name="T1"><text:tab/><text:tab/>a) fetchone()</text:span></text:p>
      <text:p text:style-name="P1"><text:span text:style-name="T1"><text:tab/><text:tab/>b) fetchmany(no. of records)</text:span></text:p>
      <text:p text:style-name="P1"><text:span text:style-name="T1"><text:tab/><text:tab/>c) fetchall()</text:span></text:p>
      <text:p text:style-name="P1"><text:span text:style-name="T1">=&gt;fetchone() is used for obtaining One Record at a Time in the form of tuple. if no records found then we <text:s/>this function returns None.</text:span></text:p>
      <text:p text:style-name="P1"><text:span text:style-name="T1">=&gt;fetchmany(no. of records) is used for obtaining specified number of records.</text:span></text:p>
      <text:p text:style-name="P1"><text:span text:style-name="T1"><text:tab/>case-1: if specified number of records==0 then this function obtains all records</text:span></text:p>
      <text:p text:style-name="P1"><text:span text:style-name="T1"><text:tab/>case-2: <text:s/>if specified number of records&lt;=Total Number of Records then this function<text:tab/><text:tab/><text:tab/>gives specified number of records</text:span></text:p>
      <text:p text:style-name="P1"><text:span text:style-name="T1"><text:tab/>case-3: <text:s/>if specified number of records&gt;Total Number of Records then this function </text:span></text:p>
      <text:p text:style-name="P1"><text:soft-page-break/><text:span text:style-name="T1"><text:tab/> <text:s text:c="13"/>obtains all records</text:span></text:p>
      <text:p text:style-name="P1"><text:span text:style-name="T1"><text:tab/>case-4: if specified number of records&lt;0 then this function <text:s/>never gives any records.</text:span></text:p>
      <text:p text:style-name="P2"/>
      <text:p text:style-name="P1"><text:span text:style-name="T1">=&gt;fetchall() <text:s/>is used for obtaining all the records from cursor objec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6" meta:word-count="207" meta:character-count="1573" meta:non-whitespace-character-count="1335"/>
    <meta:generator>LibreOfficeDev/6.0.5.2$Linux_X86_64 LibreOffice_project/</meta:generator>
  </office:meta>
</office:document-meta>
</file>